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498cm" style:rel-column-width="2550*"/>
    </style:style>
    <style:style style:name="Tableau1.B" style:family="table-column">
      <style:table-column-properties style:column-width="4.18cm" style:rel-column-width="2370*"/>
    </style:style>
    <style:style style:name="Tableau1.C" style:family="table-column">
      <style:table-column-properties style:column-width="8.334cm" style:rel-column-width="472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3pt" style:text-underline-style="none" style:font-size-asian="13pt" style:font-size-complex="13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font-size="13pt" style:text-underline-style="none" style:font-size-asian="13pt" style:font-size-complex="13pt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Arial" fo:font-size="13pt" style:text-underline-style="none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3pt" style:text-underline-style="none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3pt" style:font-size-asian="13pt" style:font-size-complex="13pt"/>
    </style:style>
    <style:style style:name="P10" style:family="paragraph" style:parent-style-name="Table_20_Contents" style:list-style-name="L3">
      <style:paragraph-properties fo:text-align="start" style:justify-single-word="false"/>
      <style:text-properties style:font-name="Arial" fo:font-size="13pt" style:font-size-asian="13pt" style:font-size-complex="13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 :</text:p>
      <text:p text:style-name="P1"/>
      <text:p text:style-name="P2">Fonctionnalités côté pilote :</text:p>
      <text:list xml:id="list3643299475436891037" text:style-name="L1">
        <text:list-item>
          <text:p text:style-name="P4">S'inscrire (en mettant les renseignement sur lui et son avion) et se connecter.</text:p>
        </text:list-item>
        <text:list-item>
          <text:p text:style-name="P4">Planifier un vol avec les informations (détails du trajet, type de vol balade/trajet, nombre de places, tarif, aéroport de départ d'arrivé).</text:p>
        </text:list-item>
        <text:list-item>
          <text:p text:style-name="P4">Accepter les réservations.</text:p>
        </text:list-item>
      </text:list>
      <text:p text:style-name="P3"/>
      <text:p text:style-name="P2">Fonctionnalités côté passager :</text:p>
      <text:list xml:id="list3521599703076630093" text:style-name="L2">
        <text:list-item>
          <text:p text:style-name="P5">S'inscrire et se connecter (optionnel).</text:p>
        </text:list-item>
        <text:list-item>
          <text:p text:style-name="P5">Rechercher un trajet avec des sièges disponibles.</text:p>
        </text:list-item>
        <text:list-item>
          <text:p text:style-name="P5">Réserver un trajet (en indiquant le nombre de places et les informations du(des) passagers si il n'est pas inscrit).</text:p>
        </text:list-item>
      </text:list>
      <text:p text:style-name="P3"/>
      <text:p text:style-name="P3">Envoie des mails automatiques pour confirmer les réservations pour pilotes, pour les passagers la confirmation de la confirmation et un rappel des reservations quelque(s) heure(s) avant le vol.</text:p>
      <text:p text:style-name="P3"/>
      <text:p text:style-name="P3"/>
      <text:p text:style-name="P7">Question 2 :</text:p>
      <text:p text:style-name="P7"/>
      <text:p text:style-name="P6">Pilote : planifier un vol.</text:p>
      <text:p text:style-name="P6">Client inscrit : rechercher un vol et en réserver un.</text:p>
      <text:p text:style-name="P6">Client non inscrit : rechercher un vol, s'inscrire si il souhaite réserver un vol.</text:p>
      <text:p text:style-name="P6"/>
      <text:p text:style-name="P6"/>
      <text:p text:style-name="P7">Question 3 :</text:p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">Pilote</text:p>
          </table:table-cell>
          <table:table-cell table:style-name="Tableau1.A1" office:value-type="string">
            <text:p text:style-name="P8">Passagers</text:p>
          </table:table-cell>
          <table:table-cell table:style-name="Tableau1.C1" office:value-type="string">
            <text:p text:style-name="P8">Vol</text:p>
          </table:table-cell>
        </table:table-row>
        <table:table-row>
          <table:table-cell table:style-name="Tableau1.A2" office:value-type="string">
            <text:list xml:id="list2970957186744587991" text:style-name="L3">
              <text:list-item>
                <text:p text:style-name="P10">Expérience (à préciser).</text:p>
              </text:list-item>
              <text:list-item>
                <text:p text:style-name="P10">Adresse mail.</text:p>
              </text:list-item>
            </text:list>
          </table:table-cell>
          <table:table-cell table:style-name="Tableau1.A2" office:value-type="string">
            <text:list xml:id="list21627406" text:continue-numbering="true" text:style-name="L3">
              <text:list-item>
                <text:p text:style-name="P10">Adresse mail.</text:p>
              </text:list-item>
            </text:list>
          </table:table-cell>
          <table:table-cell table:style-name="Tableau1.C2" office:value-type="string">
            <text:list xml:id="list21615268" text:continue-numbering="true" text:style-name="L3">
              <text:list-item>
                <text:p text:style-name="P10">Date.</text:p>
              </text:list-item>
              <text:list-item>
                <text:p text:style-name="P10">Aéroport de départ d'arrivée.</text:p>
              </text:list-item>
              <text:list-item>
                <text:p text:style-name="P10">Informations privés</text:p>
              </text:list-item>
              <text:list-item>
                <text:p text:style-name="P10">Le nombre de places maximales et disponibles.</text:p>
              </text:list-item>
              <text:list-item>
                <text:p text:style-name="P10">Durée du vol.</text:p>
              </text:list-item>
              <text:list-item>
                <text:p text:style-name="P10">Tarif par passagers.</text:p>
              </text:list-item>
              <text:list-item>
                <text:p text:style-name="P10">Modèle de l'avion (et ses informations complémentaires si besoin)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0T00:18:06.85</meta:creation-date>
    <meta:document-statistic meta:table-count="1" meta:image-count="0" meta:object-count="0" meta:page-count="1" meta:paragraph-count="28" meta:word-count="197" meta:character-count="1179"/>
    <dc:date>2019-02-20T01:41:50.07</dc:date>
    <meta:editing-duration>PT22M32S</meta:editing-duration>
    <meta:editing-cycles>1</meta:editing-cycles>
    <meta:generator>OpenOffice/4.1.5$Win32 OpenOffice.org_project/415m1$Build-9789</meta:generator>
  </office:meta>
</office:document-meta>
</file>